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adornments="Predeterminado"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style:tab-stops>
          <style:tab-stop style:position="6.558cm"/>
        </style:tab-stops>
      </style:paragraph-properties>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Standard">
      <style:paragraph-properties fo:margin-left="1.251cm" fo:margin-right="0cm" fo:text-indent="0cm" style:auto-text-indent="false"/>
    </style:style>
    <style:style style:name="P7"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8" style:family="paragraph" style:parent-style-name="Text_20_body">
      <style:paragraph-properties fo:margin-left="0cm" fo:margin-right="0cm" fo:text-indent="1.499cm" style:auto-text-indent="false"/>
    </style:style>
    <style:style style:name="P9" style:family="paragraph" style:parent-style-name="Standard">
      <style:paragraph-properties fo:text-align="center" style:justify-single-word="false" fo:padding="0.049cm" fo:border-left="none" fo:border-right="none" fo:border-top="0.002cm solid #000000" fo:border-bottom="0.002cm solid #000000" style:shadow="none"/>
      <style:text-properties style:use-window-font-color="true" style:font-name="Trebuchet MS" fo:font-size="28pt" style:font-size-asian="28pt" style:font-size-complex="28pt"/>
    </style:style>
    <style:style style:name="P10" style:family="paragraph" style:parent-style-name="Standard" style:master-page-name="">
      <style:paragraph-properties fo:text-align="center" style:justify-single-word="false" style:register-true="false" style:page-number="auto" fo:background-color="#000000" fo:padding="0.049cm" fo:border-left="none" fo:border-right="none" fo:border-top="0.002cm solid #000000" fo:border-bottom="0.002cm solid #000000" style:shadow="none">
        <style:background-image/>
      </style:paragraph-properties>
      <style:text-properties fo:text-transform="uppercase" fo:color="#ffffff" style:font-name="Trebuchet MS" fo:font-size="15pt" fo:letter-spacing="0.318cm" fo:font-weight="bold" style:font-size-asian="15pt" style:font-weight-asian="bold" style:font-size-complex="15pt"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paragraph-properties>
        <style:tab-stops>
          <style:tab-stop style:position="6.558cm"/>
        </style:tab-stops>
      </style:paragraph-properties>
    </style:style>
    <style:style style:name="P15" style:family="paragraph" style:parent-style-name="Text_20_body" style:list-style-name="L5">
      <style:paragraph-properties>
        <style:tab-stops>
          <style:tab-stop style:position="6.558cm"/>
        </style:tab-stops>
      </style:paragraph-properties>
    </style:style>
    <style:style style:name="P16" style:family="paragraph" style:parent-style-name="Text_20_body" style:list-style-name="L6">
      <style:paragraph-properties>
        <style:tab-stops>
          <style:tab-stop style:position="6.558cm"/>
        </style:tab-stops>
      </style:paragraph-properties>
    </style:style>
    <style:style style:name="P17" style:family="paragraph" style:parent-style-name="Text_20_body" style:list-style-name="L7"/>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paragraph-properties fo:text-align="start" style:justify-single-word="false"/>
    </style:style>
    <style:style style:name="P21" style:family="paragraph" style:parent-style-name="Text_20_body" style:list-style-name="L8">
      <style:paragraph-properties fo:margin-left="1.251cm" fo:margin-right="0cm" fo:text-indent="1.499cm" style:auto-text-indent="false"/>
      <style:text-properties style:text-underline-style="none"/>
    </style:style>
    <style:style style:name="P22" style:family="paragraph" style:parent-style-name="Text_20_body" style:list-style-name="L9">
      <style:paragraph-properties fo:margin-left="1.251cm" fo:margin-right="0cm" fo:text-indent="1.499cm" style:auto-text-indent="false"/>
      <style:text-properties style:text-underline-style="none"/>
    </style:style>
    <style:style style:name="P23" style:family="paragraph" style:parent-style-name="Text_20_body" style:list-style-name="L10">
      <style:paragraph-properties fo:margin-left="1.251cm" fo:margin-right="0cm" fo:text-indent="1.499cm" style:auto-text-indent="false"/>
      <style:text-properties style:text-underline-style="none"/>
    </style:style>
    <style:style style:name="P24" style:family="paragraph" style:parent-style-name="Text_20_body" style:list-style-name="L11">
      <style:paragraph-properties fo:margin-left="1.251cm" fo:margin-right="0cm" fo:text-indent="1.499cm" style:auto-text-indent="false"/>
      <style:text-properties style:text-underline-style="none"/>
    </style:style>
    <style:style style:name="P25" style:family="paragraph" style:parent-style-name="Heading_20_1">
      <style:paragraph-properties fo:text-align="center" style:justify-single-word="false"/>
      <style:text-properties fo:font-size="20pt" style:font-size-asian="20pt" style:font-size-complex="20pt"/>
    </style:style>
    <style:style style:name="P26"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background-color="transparent"/>
    </style:style>
    <style:style style:name="T4" style:family="text">
      <style:text-properties fo:font-style="normal" style:font-style-asian="normal" style:font-style-complex="normal"/>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1.076cm" text:min-label-width="0.635cm"/>
        <style:text-properties style:font-name="StarSymbol1"/>
      </text:list-level-style-bullet>
      <text:list-level-style-bullet text:level="2" text:style-name="Bullet_20_Symbols" style:num-suffix="." text:bullet-char="○">
        <style:list-level-properties text:space-before="2.346cm" text:min-label-width="0.635cm"/>
        <style:text-properties style:font-name="StarSymbol1"/>
      </text:list-level-style-bullet>
      <text:list-level-style-bullet text:level="3" text:style-name="Bullet_20_Symbols" style:num-suffix="." text:bullet-char="■">
        <style:list-level-properties text:space-before="3.616cm" text:min-label-width="0.635cm"/>
        <style:text-properties style:font-name="StarSymbol1"/>
      </text:list-level-style-bullet>
      <text:list-level-style-bullet text:level="4" text:style-name="Bullet_20_Symbols" style:num-suffix="." text:bullet-char="●">
        <style:list-level-properties text:space-before="4.886cm" text:min-label-width="0.635cm"/>
        <style:text-properties style:font-name="StarSymbol1"/>
      </text:list-level-style-bullet>
      <text:list-level-style-bullet text:level="5" text:style-name="Bullet_20_Symbols" style:num-suffix="." text:bullet-char="○">
        <style:list-level-properties text:space-before="6.156cm" text:min-label-width="0.635cm"/>
        <style:text-properties style:font-name="StarSymbol1"/>
      </text:list-level-style-bullet>
      <text:list-level-style-bullet text:level="6" text:style-name="Bullet_20_Symbols" style:num-suffix="." text:bullet-char="■">
        <style:list-level-properties text:space-before="7.426cm" text:min-label-width="0.635cm"/>
        <style:text-properties style:font-name="StarSymbol1"/>
      </text:list-level-style-bullet>
      <text:list-level-style-bullet text:level="7" text:style-name="Bullet_20_Symbols" style:num-suffix="." text:bullet-char="●">
        <style:list-level-properties text:space-before="8.696cm" text:min-label-width="0.635cm"/>
        <style:text-properties style:font-name="StarSymbol1"/>
      </text:list-level-style-bullet>
      <text:list-level-style-bullet text:level="8" text:style-name="Bullet_20_Symbols" style:num-suffix="." text:bullet-char="○">
        <style:list-level-properties text:space-before="9.966cm" text:min-label-width="0.635cm"/>
        <style:text-properties style:font-name="StarSymbol1"/>
      </text:list-level-style-bullet>
      <text:list-level-style-bullet text:level="9" text:style-name="Bullet_20_Symbols" style:num-suffix="." text:bullet-char="■">
        <style:list-level-properties text:space-before="11.236cm" text:min-label-width="0.635cm"/>
        <style:text-properties style:font-name="StarSymbol1"/>
      </text:list-level-style-bullet>
      <text:list-level-style-bullet text:level="10" text:style-name="Bullet_20_Symbols" style:num-suffix="." text:bullet-char="●">
        <style:list-level-properties text:space-before="12.506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style:num-prefix="[" style:num-suffix="]" style:num-format="1">
        <style:list-level-properties/>
      </text:list-level-style-number>
      <text:list-level-style-bullet text:level="2" text:style-name="Bullet_20_Symbols" style:num-prefix=" " style:num-suffix=" " text:bullet-char="">
        <style:list-level-properties/>
        <style:text-properties style:font-name="StarSymbol"/>
      </text:list-level-style-bullet>
      <text:list-level-style-bullet text:level="3" text:style-name="Bullet_20_Symbols" style:num-prefix=" " style:num-suffix=")" text:bullet-char="">
        <style:list-level-properties/>
        <style:text-properties style:font-name="StarSymbol"/>
      </text:list-level-style-bullet>
      <text:list-level-style-bullet text:level="4" text:style-name="Bullet_20_Symbols" style:num-prefix=" " style:num-suffix=" " text:bullet-char="•">
        <style:list-level-properties/>
        <style:text-properties style:font-name="StarSymbol"/>
      </text:list-level-style-bullet>
      <text:list-level-style-bullet text:level="5" text:style-name="Bullet_20_Symbols" style:num-prefix=" " style:num-suffix=" " text:bullet-char="•">
        <style:list-level-properties/>
        <style:text-properties style:font-name="StarSymbol"/>
      </text:list-level-style-bullet>
      <text:list-level-style-bullet text:level="6" text:style-name="Bullet_20_Symbols" style:num-prefix=" " style:num-suffix=" " text:bullet-char="•">
        <style:list-level-properties/>
        <style:text-properties style:font-name="StarSymbol"/>
      </text:list-level-style-bullet>
      <text:list-level-style-bullet text:level="7" text:style-name="Bullet_20_Symbols" style:num-prefix=" " style:num-suffix=" " text:bullet-char="•">
        <style:list-level-properties/>
        <style:text-properties style:font-name="StarSymbol"/>
      </text:list-level-style-bullet>
      <text:list-level-style-bullet text:level="8" text:style-name="Bullet_20_Symbols" style:num-prefix=" " style:num-suffix=" " text:bullet-char="•">
        <style:list-level-properties/>
        <style:text-properties style:font-name="StarSymbol"/>
      </text:list-level-style-bullet>
      <text:list-level-style-bullet text:level="9" text:style-name="Bullet_20_Symbols" style:num-prefix=" " style:num-suffix=" " text:bullet-char="•">
        <style:list-level-properties/>
        <style:text-properties style:font-name="StarSymbol"/>
      </text:list-level-style-bullet>
      <text:list-level-style-bullet text:level="10" text:style-name="Bullet_20_Symbols" style:num-prefix=" " style:num-suffix=" "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 de Buenos Aires</text:p>
      <text:p text:style-name="P7">Facultad de Ingeniería</text:p>
      <text:h text:style-name="P25" text:outline-level="1">75.99 Trabajo Profesional</text:h>
      <text:p text:style-name="P5"/>
      <text:p text:style-name="P5"/>
      <text:p text:style-name="P10">Plataforma <text:s/>educativa</text:p>
      <text:p text:style-name="P9">Batalla <text:span text:style-name="T8">Espacial</text:span><text:span text:style-name="T8"> </text:span><text:span text:style-name="T9">2.0</text:span></text:p>
      <text:h text:style-name="Heading_20_2" text:outline-level="2"><text:line-break/></text:h>
      <text:p text:style-name="Text_20_body"/>
      <text:p text:style-name="Text_20_body"/>
      <text:p text:style-name="Text_20_body"/>
      <text:p text:style-name="Text_20_body"/>
      <text:p text:style-name="Text_20_body"/>
      <text:h text:style-name="Heading_20_2" text:outline-level="2">Tutores</text:h>
      <text:p text:style-name="P5">Lic. Rosa Graciela Wachenchauzer (Tutor)</text:p>
      <text:p text:style-name="P5">Ing. Juan Gabardini (Co-tutor)</text:p>
      <text:h text:style-name="Heading_20_2" text:outline-level="2">Alumno</text:h>
      <text:p text:style-name="P5">Mariano Patricio Tugnarelli<text:line-break/><text:tab/><text:tab/>padrón: 78945<text:line-break/><text:tab/><text:tab/>email: <text:a xlink:type="simple" xlink:href="mailto:marianotugnarelli@gmail.com">marianotugnarelli@gmail.com</text:a></text:p>
      <text:p text:style-name="P5"/>
      <text:p text:style-name="P4"/>
      <text:p text:style-name="P4"/>
      <text:h text:style-name="Heading_20_1" text:outline-level="1"/>
      <text:h text:style-name="P26" text:outline-level="1">Objetivo</text:h>
      <text:p text:style-name="Text_20_body">Construir una plataforma que pueda ser utilizada como ejemplos concretos de temas teóricos y como <text:span text:style-name="T5">framework</text:span> para desarrollar ejercicios y trabajos prácticos en los cursos introductorios de ingeniería de software.<text:span text:style-name="T4"> </text:span><text:s/></text:p>
      <text:h text:style-name="Heading_20_1" text:outline-level="1">Introducción</text:h>
      <text:p text:style-name="Text_20_body">La concepción del presente trabajo fue construida a partir de tres perspectivas complementarias. Una perspectiva teórica, una perspectiva práctica y una perspectiva didáctica.</text:p>
      <text:p text:style-name="Text_20_body">La perspectiva teórica está dada por el trabajo de Bertrand Meyer, presentado en su libro “<text:span text:style-name="T1">Touch of Class. Learning to Program Well with Objects and Contracts</text:span>” <text:s/>[1]. La propuesta de Meyer se consolida como el marco teórico de este trabajo.</text:p>
      <text:p text:style-name="Text_20_body">La perspectiva práctica es el resultado de trabajar en la industria, particularmente en la construcción de software, durante el transcurso de mis estudios universitarios.</text:p>
      <text:p text:style-name="Text_20_body">La perspectiva didáctica se fue consolidando a partir de mi desempeño como auxiliar docente en la Facultad de Ingeniería de la Universidad de Buenos Aires y en la Universidad de Tres de Febrero. </text:p>
      <text:h text:style-name="Heading_20_2" text:outline-level="2">Desde la perspectiva teórica</text:h>
      <text:p text:style-name="Text_20_body">Bertrand Meyer describe en su libro las técnicas que ha aplicado por varios años en el curso “<text:span text:style-name="T1">Introduction to Programming</text:span>” en el ETH Zurich (<text:span text:style-name="T1">Eidgenössische Technische Hochschule Zürich,</text:span> <text:span text:style-name="T1">Swiss Federal Institute of Technology Zurich</text:span>), tomado por todos los estudiantes que ingresan a la carrera de Ciencias de la Computación (<text:span text:style-name="T1">Computer Science</text:span>).</text:p>
      <text:p text:style-name="Text_20_body">Las ideas innovadoras que Meyer utiliza para estructurar el curso resultan <text:s/>interesantes y especialmente atractivas por encontrar sustento en observaciones realizadas en el ámbito profesional y académico (observaciones que serán descriptas en las siguientes secciones). Estas ideas se materializan en los siguientes conceptos:</text:p>
      <text:list xml:id="list2043475335" text:style-name="L1">
        <text:list-item>
          <text:p text:style-name="P11">Currículo invertido, también llamado outside-in (de afuera hacia adentro).</text:p>
        </text:list-item>
        <text:list-item>
          <text:p text:style-name="P11">Uso generalizado de técnicas orientadas a objetos y guiadas por modelos (object-oriented and model-driven techniques).</text:p>
        </text:list-item>
        <text:list-item>
          <text:p text:style-name="P11">Diseño por contrato.</text:p>
        </text:list-item>
        <text:list-item>
          <text:p text:style-name="P11">Planteo y discusión de las incumbencias, problemáticas y responsabilidades de la ingeniería de software (software engineering concerns) desde el comienzo.</text:p>
        </text:list-item>
      </text:list>
      <text:p text:style-name="Text_20_body"><text:span text:style-name="T3">Los conceptos planteados por Meyer como lineamientos generales del plan de estudio </text:span><text:soft-page-break/><text:span text:style-name="T3">formalizan las percepciones recogidas en el ámbito práctico y didáctico, razón por la cuál, se </text:span><text:span text:style-name="T3">adopta su propuesta como marco teórico para el desarrollo de este trabajo.</text:span></text:p>
      <text:h text:style-name="Heading_20_2" text:outline-level="2">Desde la perspectiva práctica</text:h>
      <text:p text:style-name="Text_20_body">En el ámbito profesional se advierten múltiples evidencias que respaldan los lineamientos expuestos por Meyer. Estas evidencias se podrían sintetizar en las siguientes observaciones: </text:p>
      <text:list xml:id="list262460916" text:style-name="L2">
        <text:list-item>
          <text:p text:style-name="P12">Construcción de módulos en lugar de aplicaciones completas.</text:p>
        </text:list-item>
        <text:list-item>
          <text:p text:style-name="P12">Utilización intensiva y extensiva de bibliotecas de componentes y <text:span text:style-name="T6">frameworks</text:span><text:span text:style-name="T5">.</text:span></text:p>
        </text:list-item>
        <text:list-item>
          <text:p text:style-name="P12">Trabajo en equipo.</text:p>
        </text:list-item>
        <text:list-item>
          <text:p text:style-name="P12">Aseguramiento de la calidad del software. </text:p>
        </text:list-item>
      </text:list>
      <text:p text:style-name="Text_20_body">Desarrollemos cada una de estas observaciones indicando su correlación con los conceptos de la perspectiva teórica.</text:p>
      <text:h text:style-name="Heading_20_3" text:outline-level="3">Desde la perspectiva práctica: Construcción de módulos</text:h>
      <text:p text:style-name="Text_20_body">Comenzaremos analizando el hecho de que son muy pocas las oportunidades de construir una aplicación completa desde cero (<text:span text:style-name="T6">from</text:span><text:span text:style-name="T1"> </text:span><text:span text:style-name="T6">scratch</text:span><text:span text:style-name="T4">), desde sus cimientos, partiendo del punto de entrada de la aplicación, teniendo la posibilidad de seleccionar la tecnología, definir la arquitectura, diseñar todos los módulos y construir toda pieza de software que constituya la aplicación. Son ejemplos de esto la construcción de pequeños </text:span><text:span text:style-name="T7">scripts</text:span><text:span text:style-name="T4"> utilitarios para manipular archivos, monitorear recursos o censar el tráfico en una interfaz de red. </text:span></text:p>
      <text:p text:style-name="P2">Este primer escenario resulta poco habitual y se limita a la resolución de algunos problemas aislados.</text:p>
      <text:p text:style-name="P2">En contraposición, el escenario que se presenta con mayor frecuencia involucra la construcción de pequeñas piezas de software, módulos que se ensamblan con otros, en un contexto complejo. Un contexto que nos impone restricciones tecnológicas y decisiones arquitectónicas. Un contexto que nos exige hacer frente a responsabilidades para con otros módulos y que nos provee de componentes y servicios.</text:p>
      <text:p text:style-name="Text_20_body"><text:span text:style-name="T4">Este segundo escenario nos presenta desafíos diferentes. </text:span>Aparecen nuevas responsabilidades que en el primer escenario no existen:</text:p>
      <text:list xml:id="list915360087" text:style-name="L3">
        <text:list-item>
          <text:p text:style-name="P13">Responsabilidades para con el resto del equipo. Como proveedor de un módulo que otro miembro del equipo utilizará para construir su propio módulo. Fundamentalmente se requiere que el módulo:</text:p>
          <text:list>
            <text:list-item>
              <text:p text:style-name="P13">Tenga definida una interfaz clara.</text:p>
            </text:list-item>
            <text:list-item>
              <text:p text:style-name="P13">Sea cohesivo.</text:p>
            </text:list-item>
            <text:list-item>
              <text:p text:style-name="P13"><text:soft-page-break/>Provea información respecto a su forma de utilización, ya sea como documentación formal del contrato expuesto por su interfaz y/o como ejemplos de su utilización.</text:p>
            </text:list-item>
            <text:list-item>
              <text:p text:style-name="P13">Cuente con pruebas unitarios que ofrezcan mínimas garantías de su corrección funcional.</text:p>
            </text:list-item>
          </text:list>
        </text:list-item>
        <text:list-item>
          <text:p text:style-name="P13">Responsabilidades para con la arquitectura de la aplicación. Como proveedor de un módulo que se ensambla con otros en un marco definido, el módulo deberá ocupar el lugar dentro de la estructura de módulos que la arquitectura definió. </text:p>
        </text:list-item>
      </text:list>
      <text:h text:style-name="Heading_20_3" text:outline-level="3">Desde la perspectiva práctica: Biblioteca de componentes y <text:span text:style-name="T5">frameworks</text:span></text:h>
      <text:p text:style-name="P3">En la actualidad uno de los aspectos que caracteriza a la construcción de software es la utilización intensiva y extensiva de bibliotecas de componentes y <text:span text:style-name="T6">frameworks</text:span><text:span text:style-name="T5">.</text:span> </text:p>
      <text:p text:style-name="P3">Consideramos que es intensiva por el hecho de ser permanente su uso. Es decir, en todo momento interactuamos con las piezas de software provistas por una biblioteca o un <text:span text:style-name="T6">framework</text:span><text:span text:style-name="T5">.</text:span></text:p>
      <text:p text:style-name="P3">Consideramos que es extensiva porque se usan en todos los contextos para resolver múltiples problemas.</text:p>
      <text:p text:style-name="P3">Existen innumerables bibliotecas de componentes y <text:span text:style-name="T6">frameworks</text:span>, en su gran mayoría originados en torno a comunidades virtuales y organizados como proyectos <text:span text:style-name="T6">open</text:span> <text:span text:style-name="T6">source,</text:span> que nos proveen piezas de software con altos niveles de reutilización y que nos permiten colaborar activamente en su desarrollo. <text:s/></text:p>
      <text:p text:style-name="P3">Son frecuentes las oportunidades que se presentan para utilizar bibliotecas de componentes y <text:span text:style-name="T6">frameworks</text:span> maduros con altos niveles de calidad. Así como también, las oportunidades de utilizar diferentes soluciones (bibliotecas y <text:span text:style-name="T6">frameworks</text:span>) para resolver el mismo problema. </text:p>
      <text:p text:style-name="P3">También se presentan oportunidades para realizar aportes a estos proyectos a partir de:</text:p>
      <text:list xml:id="list1325856966" text:style-name="L4">
        <text:list-item>
          <text:p text:style-name="P14">Detección de fallas.</text:p>
        </text:list-item>
        <text:list-item>
          <text:p text:style-name="P14">Identificación de defectos.</text:p>
        </text:list-item>
        <text:list-item>
          <text:p text:style-name="P14">Corrección de defectos.</text:p>
        </text:list-item>
        <text:list-item>
          <text:p text:style-name="P14">Identificación de mejoras.</text:p>
        </text:list-item>
        <text:list-item>
          <text:p text:style-name="P14">Construcción de extensiones desarrolladas en el contexto de un problema particular que la pieza original no tenía contemplado. <text:s/></text:p>
        </text:list-item>
      </text:list>
      <text:p text:style-name="P3">Estas experiencias permiten formar amplios criterios tanto de uso como de <text:soft-page-break/>construcción.</text:p>
      <text:p text:style-name="P3">Resulta interesante esta distinción por el hecho de que ambos puntos de vista son complementarios. La experiencia de utilizar una pieza de software y la experiencia de ser proveedor de una pieza de software son complementarias porque existe un efecto de retroalimentación entre ellas. </text:p>
      <text:p text:style-name="P3">En el rol de usuario:</text:p>
      <text:list xml:id="list1780197362" text:style-name="L5">
        <text:list-item>
          <text:p text:style-name="P15">Experimentamos el proceso de aprendizaje de uso de la pieza. </text:p>
        </text:list-item>
        <text:list-item>
          <text:p text:style-name="P15">Percibimos sus atributos de calidad, como por ejemplo corrección, claridad, robustez y flexibilidad. </text:p>
        </text:list-item>
        <text:list-item>
          <text:p text:style-name="P15">Identificamos ventajas y desventajas de su diseño e implementación.</text:p>
        </text:list-item>
      </text:list>
      <text:p text:style-name="P3">En el rol de proveedor:</text:p>
      <text:list xml:id="list871992160" text:style-name="L6">
        <text:list-item>
          <text:p text:style-name="P16">Analizamos los requerimientos.</text:p>
        </text:list-item>
        <text:list-item>
          <text:p text:style-name="P16">Definimos la interfaz.</text:p>
        </text:list-item>
        <text:list-item>
          <text:p text:style-name="P16">Evaluamos los posibles diseños e implementaciones.</text:p>
        </text:list-item>
        <text:list-item>
          <text:p text:style-name="P16">Generamos la documentación.</text:p>
        </text:list-item>
      </text:list>
      <text:p text:style-name="P3">Desempeñar ambos roles iterativamente permite comprender intrínsecamente, desde la propia experiencia, las necesidades a satisfacer y las dificultades asociadas a satisfacerlas, el proceso de diseño de una interfaz y el ejercicio de su utilización. Resulta en consecuencia un refinamiento progresivo de ambas habilidades. Se desarrollan por igual mejores capacidades para construir módulos como también para utilizarlos.</text:p>
      <text:h text:style-name="Heading_20_3" text:outline-level="3">Desde la perspectiva práctica: Trabajo en equipo</text:h>
      <text:p text:style-name="P3">El trabajo en equipo es una constante presente en todo desarrollo de software de mediano y gran porte. Desde pequeños equipos locales hasta grandes equipos distribuidos alrededor del mundo.</text:p>
      <text:p text:style-name="P3">En este contexto se requiere compromiso, colaboración y comprensión de los criterios de descomposición y de composición modular.</text:p>
      <text:p text:style-name="P3">La descomposición modular permite dividir el problema en partes e implementar la solución de cada una de estas partes como módulos, haciendo posible la división del trabajo entre los miembros del equipo.</text:p>
      <text:p text:style-name="P3">La composición modular hace posible ensamblar la solución a un problema a partir de los módulos construidos por diferentes miembros del equipo o por bibliotecas de componentes y <text:span text:style-name="T6">frameworks</text:span> provistos por terceros.</text:p>
      <text:p text:style-name="P3">La colaboración entre los miembros del equipo potencia las capacidades individuales. <text:soft-page-break/>La utilización de un módulo construido por otro miembro del equipo debe ser un ámbito cotidiano de aprendizaje y mejora. Aprendemos del resto del equipo y aportamos nuestro conocimientos para aumentar la calidad del módulo.</text:p>
      <text:p text:style-name="P3">El compromiso de cada uno de los miembros del equipo debe reflejarse en la calidad de los módulos construidos y en el respeto con el resto del equipo al utilizar un módulo construido por otro miembro. </text:p>
      <text:h text:style-name="Heading_20_3" text:outline-level="3">Desde la perspectiva práctica: Aseguramiento de la calidad</text:h>
      <text:p text:style-name="P3">Como mencionábamos en la sección anterior cada miembro del equipo debe estar comprometido con la calidad de todo módulo que el equipo construye, así como también con la calidad del producto final.</text:p>
      <text:p text:style-name="P3">Las pruebas unitarias automatizadas son un primer paso. Además de aportar al aseguramiento de calidad (permitiendo detectar errores en etapas tempranas de las construcción, haciendo posible la ejecución de pruebas de regresión, <text:s/>etc.) sitúan temporalmente en el rol de usuario al constructor del módulo. </text:p>
      <text:p text:style-name="P3">Técnicas como <text:span text:style-name="T1">TDD</text:span> (<text:span text:style-name="T1">Test </text:span><text:span text:style-name="T6">Driven</text:span><text:span text:style-name="T1"> </text:span><text:span text:style-name="T6">Development</text:span>, desarrollo guiado por pruebas) proponen utilizar las pruebas unitarias automatizadas como herramienta de especificación, para diseñar la interfaz del módulo.</text:p>
      <text:h text:style-name="Heading_20_2" text:outline-level="2">Desde la perspectiva didáctica</text:h>
      <text:p text:style-name="Text_20_body">A partir de las diferentes experiencias en el ámbito educativo fui percibiendo e identificando problemáticas recurrentes en el proceso de aprendizaje. Para resolver estas dificultades ensayamos con los equipos de docentes múltiples aproximaciones alineadas con las observaciones descriptas en la perspectiva práctica y en concordancia con la propuesta de Meyer, dando origen al siguiente <text:s/>conjunto de estrategias: </text:p>
      <text:list xml:id="list914662643" text:style-name="L7">
        <text:list-item>
          <text:p text:style-name="P17">Proporcionar ejemplos concretos y simples, pero completos y descriptivos.</text:p>
        </text:list-item>
        <text:list-item>
          <text:p text:style-name="P17">Platear desafíos en un contexto atractivo.</text:p>
        </text:list-item>
        <text:list-item>
          <text:p text:style-name="P17">Usar primero y construir después.</text:p>
        </text:list-item>
        <text:list-item>
          <text:p text:style-name="P17">Plantear estrategias de trabajo que contemplen las diferencias en la formación y los conocimientos adquiridos previamente (<text:span text:style-name="T6">background</text:span>) por los alumnos. </text:p>
        </text:list-item>
        <text:list-item>
          <text:p text:style-name="P17">Definir lineamientos que promuevan el trabajo en grupo.</text:p>
        </text:list-item>
        <text:list-item>
          <text:p text:style-name="P17">Evitar introducir un elemento nuevo de complejidad en el proceso de aprendizaje dado por el idioma.</text:p>
        </text:list-item>
      </text:list>
      <text:p text:style-name="Text_20_body">Explicaremos ahora el propósito de cada una de ellas.</text:p>
      <text:h text:style-name="Heading_20_3" text:outline-level="3"><text:soft-page-break/>Desde la perspectiva didáctica: <text:s/>Los ejemplos que usamos </text:h>
      <text:p text:style-name="Text_20_body">Los ejemplos utilizados deben ser elegidos cuidadosamente tal que sean concretos y simples, pero a la vez completos y descriptivos; tanto los problemas como las resoluciones mostradas deben reunir estas características.</text:p>
      <text:p text:style-name="Text_20_body">Los problemas utilizados para ejemplificar un concepto o introducir un tema deben permitirle al alumno identificar con claridad la problemática bajo análisis; por tanto, deben ser simples y concretos. Pero también es necesario que se presenten en un contexto más amplio, no trivial, que exponga todas las dimensiones del problema y demuestre una aplicación real; deben ser descriptivos y completos.</text:p>
      <text:p text:style-name="Text_20_body">Las resoluciones mostradas deben ser suficientemente simples y concretas para lograr transmitir los conceptos con claridad. Pero además deben poder describir su aplicabilidad en un contexto más complejo, su impacto sobre el resto del sistema, sus ventajas y desventajas.</text:p>
      <text:h text:style-name="Heading_20_3" text:outline-level="3">Desde la perspectiva didáctica: <text:s/>Contexto atractivo </text:h>
      <text:p text:style-name="Text_20_body">Para obtener mejores rendimientos de los alumnos es necesario presentar ejemplos y ejercicios que les resulten atractivos e interesantes, que capturen su atención.</text:p>
      <text:p text:style-name="Text_20_body">Las problemáticas vinculadas de una u otra manera a un contexto lúdico es una aproximación para conseguir esto. Así como también la construcción de módulos en el contexto <text:s/>de aplicaciones similares a aquellas con las que interactúan a diario; aplicaciones que, por ejemplo, tienen interfaces gráficas atractivas, en lugar de basadas en consola.</text:p>
      <text:h text:style-name="Heading_20_3" text:outline-level="3">Desde la perspectiva didáctica: <text:s/>Usar primero y construir después</text:h>
      <text:p text:style-name="Text_20_body">Como lo señalábamos anteriormente ambas perspectivas, uso y construcción, son complementarias. No obstante, en el proceso de aprendizaje, resulta natural usar primero una pieza de software, entendiendo qué problema resuelve, qué alternativas ofrece, qué ventajas y qué desventajas tiene, para luego comprender cómo diseñarla, cómo construirla y cómo probarla. </text:p>
      <text:p text:style-name="Text_20_body">En muchas oportunidades los alumnos deben construir soluciones para problemas que no comprenden o que no pueden visualizar. Usar un módulo que resuelve el problema opone al alcance del alumno el problema. Construir para un problema una solución habiendo usado otra anteriormente mejora la calidad de la misma.</text:p>
      <text:h text:style-name="Heading_20_3" text:outline-level="3">Desde la perspectiva didáctica: <text:s/>Conocimientos previos</text:h>
      <text:p text:style-name="Text_20_body">Son significativas las diferencias en el <text:span text:style-name="T6">background</text:span> de cada uno de los alumnos en los primeras materias vinculadas a la Ingeniería de Software. Existen alumnos que tienen una formación formal previa, otros que tienen conocimientos adquiridos informalmente en el ámbito laboral o siendo autodidactas y otros que tienen su primer acercamiento en el contexto <text:soft-page-break/>universitario.</text:p>
      <text:p text:style-name="Text_20_body">Es necesario contemplar este abanico de posibilidades, percibiendo esto como una oportunidad en lugar de un obstáculo. Debemos enfocarnos en:</text:p>
      <text:list xml:id="list420111804" text:continue-numbering="true" text:style-name="L7">
        <text:list-item>
          <text:p text:style-name="P17">Aprovechar los conocimientos previos, potenciándolos.</text:p>
        </text:list-item>
        <text:list-item>
          <text:p text:style-name="P17">Construir un contexto en el que los que saben pueden aprender más, evitando el síndrome del alumno aburrido porque conoce los temas que se explican.</text:p>
        </text:list-item>
        <text:list-item>
          <text:p text:style-name="P17">Crear un ambiente de colaboración entre los distintos perfiles de alumnos. Los alumnos con menos conocimientos obtienen ayuda de un par y los que poseen conocimientos previos los desarrollan ante la necesidad de transmitirlos (adquieren múltiples perspectivas diferentes del mismo concepto).</text:p>
        </text:list-item>
      </text:list>
      <text:h text:style-name="Heading_20_3" text:outline-level="3">Desde la perspectiva didáctica: <text:s/>Trabajo en grupo </text:h>
      <text:p text:style-name="Text_20_body">El trabajo en grupo debe concluir con la conformación de equipos de trabajo, que permitan a los miembros colaborar en un ambiente de compromiso y responsabilidad. </text:p>
      <text:p text:style-name="Text_20_body">Compromiso y responsabilidad para con el resto de los miembros del equipo como también para con los módulos desarrollados. Las problemáticas de los ejercicios y trabajos planteados deben ser acordes. </text:p>
      <text:h text:style-name="Heading_20_3" text:outline-level="3">Desde la perspectiva didáctica: <text:s/>Idioma</text:h>
      <text:p text:style-name="Text_20_body">El idioma no debe representar una barrera para aprender de un problema o de su solución. Son pocos los alumnos que manejan con suficiente fluidez el inglés como para que no represente un factor complejidad externo e innecesario.</text:p>
      <text:p text:style-name="Text_20_body">Las librerías de componentes y <text:span text:style-name="T6">frameworks</text:span> por tanto, deberían estar en español, en particular aquellas vinculadas con el contexto concreto del problema, que describen con sus abstracciones el modelo de la realidad analizada.</text:p>
      <text:h text:style-name="Heading_20_1" text:outline-level="1"/>
      <text:h text:style-name="P26" text:outline-level="1">Antecedentes</text:h>
      <text:p text:style-name="Text_20_body">Como mencionaba en los párrafos previos, participé de múltiples ensayos tendientes a resolver las dificultades observadas en el ámbito educativo y disminuir la brecha existente entre éste y el ámbito laboral. A continuación describiré aquellos que han tenido un gran impacto sobre el presente trabajo.</text:p>
      <text:p text:style-name="Text_20_body">Los resultados de las experiencias serán explicados con posterioridad.</text:p>
      <text:h text:style-name="Heading_20_2" text:outline-level="2">Primera versión</text:h>
      <text:p text:style-name="Text_20_body">En los meses previos al inicio del primer cuatrimestre del 2006, junto al equipo de ayudantes de la materia Algoritmos y Programación III de la Facultad de Ingeniería de la UBA desarrollamos la primera versión del software que llamamos Batalla Espacial, con el objetivo de utilizarlo como herramienta para el desarrollo los Trabajos Prácticos.</text:p>
      <text:p text:style-name="Text_20_body">La Batalla Espacial se concibió originalmente como un juego de tablero para programadores donde existen Civilizaciones con Naves que parten de una Base, pueden trasladar sustancias que encuentren en el espacio y tienen poder de ataque. </text:p>
      <text:p text:style-name="Text_20_body">Se planteó como Trabajo Práctico llevar adelante el objetivo del juego que consiste en programar una Civilización, con su Comandante y Pilotos capaces de llevar hasta su Base la mayor cantidad posible de sustancias teniendo en cuenta que en la misma partida pueden existir otras Civilizaciones.</text:p>
      <text:h text:style-name="Heading_20_2" text:outline-level="2">Uso y extensión</text:h>
      <text:p text:style-name="Text_20_body">Para el siguiente cuatrimestre, se ampliaron, corrigieron y refinaron las reglas del juego, proponiendo el mismo enunciado como primer Trabajo Práctico y planteando una segunda parte que consistió en desarrollar un módulo que permita recuperar, editar y guardar la configuración del Tablero de la Batalla Espacial.</text:p>
      <text:p text:style-name="Text_20_body">En esta oportunidad agregamos un nuevo desafió para los alumnos, no solo era necesario construir un módulo en el contexto de una aplicación existente, sino que también era necesario indagar, comprender y extender la plataforma, incorporando el editor de Tableros.</text:p>
      <text:h text:style-name="Heading_20_2" text:outline-level="2">Ampliando la cobertura</text:h>
      <text:p text:style-name="Text_20_body">A partir del primer cuatrimestre del 2008 en el equipo de docentes de la carrera de Ingeniería en Computación de Universidad Nacional de Tres de Febrero comenzamos a utilizar el contexto descripto por la Batalla Espacial para construir algunos ejemplos de problemas y resoluciones en las materias Estructura de Datos I, Lenguaje de Programación I y Estructura de Datos II.</text:p>
      <text:p text:style-name="Text_20_body"><text:soft-page-break/>En estas materias fueron planteados Trabajos Prácticos como pequeñas extensiones a la Batalla Espacial, utilizando las reglas del juego para describir un contexto más extenso que la problemática concreta del enunciado propuesto.</text:p>
      <text:h text:style-name="Heading_20_2" text:outline-level="2">Ampliando el alcance</text:h>
      <text:p text:style-name="P8">En el segundo cuatrimestre del 2009 desarrollé una extensión con el propósito de utilizar la Batalla Espacial en las clases iniciales de Estructura de Datos I (UNTref) para demostrar conceptos elementales como: objeto y contrato. En esta materia los alumnos tienen su primer acercamiento con los conceptos de la ingeniería de software.</text:p>
      <text:h text:style-name="Heading_20_1" text:outline-level="1"/>
      <text:h text:style-name="P26" text:outline-level="1">Visión</text:h>
      <text:p text:style-name="P8">La Batalla Espacial fue originalmente construida como el contexto de Trabajo Práctico para Algoritmos y Programación III, luego sufrió algunas pequeñas ampliaciones y ajustes para poder ser utilizada en otras materias.</text:p>
      <text:p text:style-name="P8">Los docentes que actualmente la usamos notamos que no nos es suficiente. La necesidad pasa por tener un contexto más completo, que abarque los aspectos descriptos en las secciones anteriores. Como usuarios, sentimos que las extensiones realizadas no son suficientes y que futuras ampliaciones están limitadas por las características <text:s/>dieron origen al desarrollo.</text:p>
      <text:h text:style-name="Heading_20_2" text:outline-level="2">Prueba de concepto</text:h>
      <text:p text:style-name="P8">Considero que el desarrollo realizado hasta el momento representa una prueba de concepto, satisfactoria por cierto, para el presente trabajo. </text:p>
      <text:p text:style-name="P8">Por tanto, creo que existe una oportunidad concreta de satisfacer las necesidades expuestas hasta el momento tomando como punto de partida la definición original de la Batalla Espacial, ampliando sus horizontes y haciendo una <text:span text:style-name="T1">refactorización</text:span> completa del código hasta aquí construido.</text:p>
      <text:p text:style-name="P8"/>
      <text:h text:style-name="P26" text:outline-level="1">Alcance</text:h>
      <text:p text:style-name="Text_20_body">Identificar los temas teóricos de la ingeniería de software que serán soportados por la plataforma.</text:p>
      <text:p text:style-name="Text_20_body">Construir la plataforma educativa junto con el material de soporte para las actividades propuestas de cada uno de los temas de ingeniería de software seleccionados.</text:p>
      <text:p text:style-name="Text_20_body">Proveer en la plataforma herramientas que permitan el análisis experimental de la eficiencia algorítmica de los módulos internos y los desarrollados por los alumnos. </text:p>
      <text:p text:style-name="Text_20_body">Hacer de este trabajo un proyecto <text:span text:style-name="T6">open</text:span><text:span text:style-name="T1"> </text:span><text:span text:style-name="T6">source</text:span>, con el objetivo de que docentes y alumnos tenga a su disposición todo el material generado y puedan colaborar con extensiones, correcciones y mejoras. </text:p>
      <text:h text:style-name="Heading_20_2" text:outline-level="2">Materiales</text:h>
      <text:p text:style-name="Text_20_body">Los materiales didácticos a desarrollar para cada uno de los objetivos temáticos de aprendizaje seleccionados son:</text:p>
      <text:list xml:id="list2160569725" text:style-name="L8">
        <text:list-item>
          <text:p text:style-name="P21">Desarrollo teórico</text:p>
          <text:list>
            <text:list-item>
              <text:p text:style-name="P21">Descripción de la problemática en el contexto de la plataforma.</text:p>
            </text:list-item>
            <text:list-item>
              <text:p text:style-name="P21">Ejemplo aplicación del concepto.</text:p>
            </text:list-item>
          </text:list>
        </text:list-item>
        <text:list-item>
          <text:p text:style-name="P21">Ejercicio práctico</text:p>
          <text:list>
            <text:list-item>
              <text:p text:style-name="P21">Enunciado del ejercicio práctico.</text:p>
            </text:list-item>
            <text:list-item>
              <text:p text:style-name="P21">Resolución tipo del ejercicio práctico.</text:p>
            </text:list-item>
            <text:list-item>
              <text:p text:style-name="P21">Preguntas guía para elaborar el informe.</text:p>
            </text:list-item>
          </text:list>
        </text:list-item>
      </text:list>
      <text:h text:style-name="Heading_20_2" text:outline-level="2">Objetivos temáticos</text:h>
      <text:p text:style-name="Text_20_body">Los objetivos temáticos de aprendizaje seleccionados son:</text:p>
      <text:list xml:id="list448932585" text:continue-numbering="true" text:style-name="L8">
        <text:list-item>
          <text:p text:style-name="P21">Encapsulamiento </text:p>
        </text:list-item>
        <text:list-item>
          <text:p text:style-name="P21">Algoritmos de ordenamiento </text:p>
        </text:list-item>
        <text:list-item>
          <text:p text:style-name="P21">Pruebas </text:p>
        </text:list-item>
        <text:list-item>
          <text:p text:style-name="P21">Estructuras dinámicas de datos </text:p>
        </text:list-item>
        <text:list-item>
          <text:p text:style-name="P21">Herencia y Polimorfismo </text:p>
        </text:list-item>
        <text:list-item>
          <text:p text:style-name="P21">Grafos </text:p>
        </text:list-item>
      </text:list>
      <text:h text:style-name="Heading_20_2" text:outline-level="2"><text:soft-page-break/>Planificación</text:h>
      <text:p text:style-name="P1">Duración: 4 meses.</text:p>
      <text:p text:style-name="P1">Iteraciones de 2 semanas. </text:p>
      <text:h text:style-name="Heading_20_3" text:outline-level="3">Entregas</text:h>
      <text:p text:style-name="Text_20_body">Plan de liberaciones (entregas) cada 2 iteraciones.</text:p>
      <text:h text:style-name="Heading_20_4" text:outline-level="4">Entrega 1</text:h>
      <text:list xml:id="list2174728989" text:continue-numbering="true" text:style-name="L8">
        <text:list-item>
          <text:p text:style-name="P21">Refactorización del código legado.</text:p>
        </text:list-item>
        <text:list-item>
          <text:p text:style-name="P21">Identificación de las oportunidades en el código (puntos de extensión).</text:p>
        </text:list-item>
        <text:list-item>
          <text:p text:style-name="P21">Selección de las funcionalidades a desarrollar a partir de los objetivos temáticos de aprendizaje y las oportunidades identificadas en el código. (Construir un listado de requerimientos priorizado)</text:p>
        </text:list-item>
        <text:list-item>
          <text:p text:style-name="P21">Identificación de las funcionalidades primarias y secundarias.</text:p>
        </text:list-item>
        <text:list-item>
          <text:p text:style-name="P21">Prototipo de la API de medición experimental de eficiencia algorítmica.</text:p>
        </text:list-item>
        <text:list-item>
          <text:p text:style-name="P21">Prototipo de la interfaz de usuario (UI) de visualización y análisis de las mediciones registradas de eficiencia algorítmica.</text:p>
        </text:list-item>
      </text:list>
      <text:h text:style-name="Heading_20_4" text:outline-level="4">Entrega 2</text:h>
      <text:list xml:id="list1983763813" text:style-name="L9">
        <text:list-item>
          <text:p text:style-name="P22">Desarrollo de las funcionalidad primarias.</text:p>
        </text:list-item>
        <text:list-item>
          <text:p text:style-name="P22">API de medición experimental de complejidad algorítmica. </text:p>
        </text:list-item>
        <text:list-item>
          <text:p text:style-name="P22">Interfaz de usuario (UI) de visualización y análisis de las mediciones registradas de eficiencia algorítmica.</text:p>
        </text:list-item>
      </text:list>
      <text:h text:style-name="Heading_20_4" text:outline-level="4">Entrega 3</text:h>
      <text:list xml:id="list806335740" text:style-name="L10">
        <text:list-item>
          <text:p text:style-name="P23">Desarrollo de las funcionalidad secundarias.</text:p>
        </text:list-item>
      </text:list>
      <text:h text:style-name="Heading_20_4" text:outline-level="4">Entrega 4</text:h>
      <text:list xml:id="list1165589384" text:style-name="L11">
        <text:list-item>
          <text:p text:style-name="P24">Producto final.</text:p>
        </text:list-item>
        <text:list-item>
          <text:p text:style-name="P24">Presentación.</text:p>
        </text:list-item>
        <text:list-item>
          <text:p text:style-name="P24">Documentación.</text:p>
        </text:list-item>
      </text:list>
      <text:h text:style-name="Heading_20_3" text:outline-level="3">Funcionalidades</text:h>
      <text:p text:style-name="Text_20_body">Cada una de las funcionalidades está compuesta por:</text:p>
      <text:list xml:id="list390373590" text:style-name="L12">
        <text:list-item>
          <text:p text:style-name="P18">Soporte en la plataforma</text:p>
        </text:list-item>
        <text:list-item>
          <text:p text:style-name="P18"><text:soft-page-break/>Documentación</text:p>
        </text:list-item>
        <text:list-item>
          <text:p text:style-name="P18">Material y enunciado de actividad tipo</text:p>
        </text:list-item>
        <text:list-item>
          <text:p text:style-name="P18">Resolución de la actividad tipo</text:p>
        </text:list-item>
        <text:list-item>
          <text:p text:style-name="P18">Material de actividad tipo para el docente</text:p>
        </text:list-item>
        <text:list-item>
          <text:p text:style-name="P18">Resolución de la actividad tipo para el docente</text:p>
        </text:list-item>
      </text:list>
      <text:p text:style-name="P6"/>
      <text:h text:style-name="Heading_20_1" text:outline-level="1">Bibliografía</text:h>
      <text:list xml:id="list1407321943" text:style-name="L13">
        <text:list-item>
          <text:p text:style-name="P19">Bertrand Meyer, <text:span text:style-name="T2">Touch of Class. Learning to Program Well with Objects and Contracts</text:span>, Springer, 2009. </text:p>
        </text:list-item>
        <text:list-item>
          <text:p text:style-name="P19">Bertrand Meyer, <text:span text:style-name="T2">Object-Oriented Software Construction</text:span>, Prentice Hall, <text:s/>1985, 2da. Edición 1997.</text:p>
        </text:list-item>
        <text:list-item>
          <text:p text:style-name="P19">Erich Gamma, Richard Helm, Ralph Johnson, John Vlissides, <text:span text:style-name="T2">Design Patterns. Elements of Reusable Object-Oriented Software</text:span>, Addisson Wesley, 1995.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adornments="Predeterminado"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Heading_20_4" style:display-name="Heading 4" style:family="paragraph" style:parent-style-name="Heading" style:next-style-name="Text_20_body" style:default-outline-level="4" style:class="text" style:master-page-name="">
      <style:paragraph-properties fo:margin-left="0cm" fo:margin-right="0cm" fo:text-indent="1.499cm" style:auto-text-indent="false" style:page-number="auto"/>
      <style:text-properties fo:font-size="70%"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fo:text-align="end" style:justify-single-word="false" fo:background-color="transparent"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ágina <text:page-number text:select-page="current">14</text:page-number> de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Mariano Tugnarelli</meta:initial-creator>
    <meta:creation-date>2009-09-26T16:44:06</meta:creation-date>
    <dc:creator>Mariano Tugnarelli</dc:creator>
    <dc:date>2010-10-14T18:12:25</dc:date>
    <meta:editing-cycles>120</meta:editing-cycles>
    <meta:editing-duration>PT105H50M44S</meta:editing-duration>
    <meta:document-statistic meta:table-count="0" meta:image-count="0" meta:object-count="0" meta:page-count="14" meta:paragraph-count="188" meta:word-count="3209" meta:character-count="21625"/>
    <meta:user-defined meta:name="Información 1"/>
    <meta:user-defined meta:name="Información 2"/>
    <meta:user-defined meta:name="Información 3"/>
    <meta:user-defined meta:name="Información 4"/>
  </office:meta>
</office:document-meta>
</file>